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8000002EB2F8BEF7545E935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929in" svg:height="5.2354in" draw:z-index="0"><draw:image xlink:href="Pictures/1000020100000348000002EB2F8BEF7545E9350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lt" fo:country="L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12:12:33.483000000</meta:creation-date>
    <meta:editing-duration>PT35S</meta:editing-duration>
    <meta:editing-cycles>2</meta:editing-cycles>
    <meta:generator>LibreOffice/6.3.2.2$Windows_X86_64 LibreOffice_project/98b30e735bda24bc04ab42594c85f7fd8be07b9c</meta:generator>
    <dc:date>2020-03-24T12:13:02.703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